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5in"/>
    </style:style>
    <style:style style:name="TableColumn3" style:family="table-column">
      <style:table-column-properties style:column-width="3.5458in"/>
    </style:style>
    <style:style style:name="TableColumn4" style:family="table-column">
      <style:table-column-properties style:column-width="2.0652in"/>
    </style:style>
    <style:style style:name="TableColumn5" style:family="table-column">
      <style:table-column-properties style:column-width="3.959in"/>
    </style:style>
    <style:style style:name="Table1" style:family="table" style:master-page-name="MP0">
      <style:table-properties style:width="10.220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3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4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5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26" style:parent-style-name="ListParagraph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3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Cell40" style:family="table-cell">
      <style:table-cell-properties fo:border="none" style:writing-mode="lr-tb" style:vertical-align="middle" fo:padding-top="0in" fo:padding-left="0.0069in" fo:padding-bottom="0in" fo:padding-right="0.0069in"/>
    </style:style>
    <style:style style:name="P41" style:parent-style-name="Normal" style:family="paragraph">
      <style:text-properties fo:hyphenate="true"/>
    </style:style>
    <style:style style:name="T42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49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 fo:language="en" fo:country="MY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5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MY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5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MY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5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fo:language="en" fo:country="MY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58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 fo:language="en" fo:country="MY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60" style:parent-style-name="DefaultParagraphFont" style:family="text">
      <style:text-properties style:font-name="Arial" style:font-name-complex="Arial" fo:font-style="italic" style:font-style-asian="italic" fo:font-size="12pt" style:font-size-asian="12pt" style:font-size-complex="12pt" fo:language="en" fo:country="MY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stParagraph" style:list-style-name="LFO2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Arial" style:font-name-complex="Arial" fo:language="en" fo:country="MY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fo:language="en" fo:country="MY"/>
    </style:style>
    <style:style style:name="T88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89" style:parent-style-name="DefaultParagraphFont" style:family="text">
      <style:text-properties style:font-name="Arial" style:font-name-complex="Arial" fo:language="en" fo:country="MY"/>
    </style:style>
    <style:style style:name="T9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fo:language="en" fo:country="MY"/>
    </style:style>
    <style:style style:name="T91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92" style:parent-style-name="DefaultParagraphFont" style:family="text">
      <style:text-properties style:font-name="Arial" style:font-name-complex="Arial" fo:language="en" fo:country="MY"/>
    </style:style>
    <style:style style:name="T93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94" style:parent-style-name="DefaultParagraphFont" style:family="text">
      <style:text-properties style:font-name="Arial" style:font-name-complex="Arial" fo:language="en" fo:country="MY"/>
    </style:style>
    <style:style style:name="T95" style:parent-style-name="DefaultParagraphFont" style:family="text">
      <style:text-properties style:font-name="Arial" style:font-name-complex="Arial" fo:language="en" fo:country="MY"/>
    </style:style>
    <style:style style:name="T96" style:parent-style-name="DefaultParagraphFont" style:family="text">
      <style:text-properties style:font-name="Arial" style:font-name-complex="Arial" fo:font-weight="bold" style:font-weight-asian="bold" fo:language="en" fo:country="MY"/>
    </style:style>
    <style:style style:name="T97" style:parent-style-name="DefaultParagraphFont" style:family="text">
      <style:text-properties style:font-name="Arial" style:font-name-complex="Arial" fo:language="en" fo:country="MY"/>
    </style:style>
    <style:style style:name="T98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99" style:parent-style-name="DefaultParagraphFont" style:family="text">
      <style:text-properties style:font-name="Arial" style:font-name-complex="Arial" fo:language="en" fo:country="MY"/>
    </style:style>
    <style:style style:name="T100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101" style:parent-style-name="DefaultParagraphFont" style:family="text">
      <style:text-properties style:font-name="Arial" style:font-name-complex="Arial" fo:language="en" fo:country="MY"/>
    </style:style>
    <style:style style:name="T102" style:parent-style-name="DefaultParagraphFont" style:family="text">
      <style:text-properties style:font-name="Arial" style:font-name-complex="Arial" fo:font-weight="bold" style:font-weight-asian="bold" fo:language="en" fo:country="MY"/>
    </style:style>
    <style:style style:name="T103" style:parent-style-name="DefaultParagraphFont" style:family="text">
      <style:text-properties style:font-name="Arial" style:font-name-complex="Arial" fo:language="en" fo:country="MY"/>
    </style:style>
    <style:style style:name="T104" style:parent-style-name="DefaultParagraphFont" style:family="text">
      <style:text-properties style:font-name="Arial" style:font-name-complex="Arial" fo:font-style="italic" style:font-style-asian="italic" fo:language="en" fo:country="MY"/>
    </style:style>
    <style:style style:name="T105" style:parent-style-name="DefaultParagraphFont" style:family="text">
      <style:text-properties style:font-name="Arial" style:font-name-complex="Arial" fo:language="en" fo:country="MY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 fo:text-indent="0.5in"/>
    </style:style>
    <style:style style:name="T11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MY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bottom="0in" fo:line-height="100%" fo:text-indent="0.5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ListParagraph" style:list-style-name="LFO4" style:family="paragraph">
      <style:paragraph-properties fo:widows="0" fo:orphans="0" fo:text-align="justify" style:vertical-align="auto" fo:margin-bottom="0in" fo:line-height="150%" fo:margin-right="0.2in">
        <style:tab-stops>
          <style:tab-stop style:type="left" style:position="-1.4in"/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</style:tab-stops>
      </style:paragraph-properties>
      <style:text-properties style:font-name="Arial" style:font-name-complex="Arial" style:font-style-complex="italic" fo:font-size="12pt" style:font-size-asian="12pt" style:font-size-complex="12pt" fo:language="en" fo:country="MY" fo:hyphenate="true"/>
    </style:style>
    <style:style style:name="P122" style:parent-style-name="ListParagraph" style:list-style-name="LFO4" style:family="paragraph">
      <style:paragraph-properties fo:widows="0" fo:orphans="0" fo:text-align="justify" style:vertical-align="auto" fo:margin-bottom="0in" fo:line-height="150%" fo:margin-right="0.2in">
        <style:tab-stops>
          <style:tab-stop style:type="left" style:position="-1.4in"/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</style:tab-stops>
      </style:paragraph-properties>
      <style:text-properties style:font-name="Arial" style:font-name-complex="Arial" style:font-style-complex="italic" fo:font-size="12pt" style:font-size-asian="12pt" style:font-size-complex="12pt" fo:language="en" fo:country="MY" fo:hyphenate="true"/>
    </style:style>
    <style:style style:name="P123" style:parent-style-name="ListParagraph" style:list-style-name="LFO4" style:family="paragraph">
      <style:paragraph-properties fo:widows="0" fo:orphans="0" fo:text-align="justify" style:vertical-align="auto" fo:margin-bottom="0in" fo:line-height="150%" fo:margin-right="0.2in">
        <style:tab-stops>
          <style:tab-stop style:type="left" style:position="-1.4in"/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</style:tab-stops>
      </style:paragraph-properties>
      <style:text-properties style:font-name="Arial" style:font-name-complex="Arial" style:font-style-complex="italic" fo:font-size="12pt" style:font-size-asian="12pt" style:font-size-complex="12pt" fo:language="en" fo:country="MY" fo:hyphenate="true"/>
    </style:style>
    <style:style style:name="P124" style:parent-style-name="ListParagraph" style:list-style-name="LFO4" style:family="paragraph">
      <style:paragraph-properties fo:widows="0" fo:orphans="0" fo:text-align="justify" style:vertical-align="auto" fo:margin-bottom="0in" fo:line-height="150%" fo:margin-right="0.2in">
        <style:tab-stops>
          <style:tab-stop style:type="left" style:position="-1.4in"/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</style:tab-stops>
      </style:paragraph-properties>
      <style:text-properties style:font-name="Arial" style:font-name-complex="Arial" style:font-style-complex="italic" fo:font-size="12pt" style:font-size-asian="12pt" style:font-size-complex="12pt" fo:language="en" fo:country="MY" fo:hyphenate="true"/>
    </style:style>
    <style:style style:name="P125" style:parent-style-name="ListParagraph" style:list-style-name="LFO4" style:family="paragraph">
      <style:paragraph-properties fo:widows="0" fo:orphans="0" fo:text-align="justify" style:vertical-align="auto" fo:margin-bottom="0in" fo:line-height="150%" fo:margin-right="0.2in">
        <style:tab-stops>
          <style:tab-stop style:type="left" style:position="-1.4in"/>
          <style:tab-stop style:type="left" style:position="-0.9in"/>
          <style:tab-stop style:type="left" style:position="-0.4in"/>
          <style:tab-stop style:type="left" style:position="0.1in"/>
          <style:tab-stop style:type="left" style:position="0.6in"/>
          <style:tab-stop style:type="left" style:position="1.6in"/>
          <style:tab-stop style:type="left" style:position="2.1in"/>
          <style:tab-stop style:type="left" style:position="2.6in"/>
          <style:tab-stop style:type="left" style:position="3.1in"/>
          <style:tab-stop style:type="left" style:position="3.6in"/>
          <style:tab-stop style:type="left" style:position="4.1in"/>
          <style:tab-stop style:type="left" style:position="4.6in"/>
          <style:tab-stop style:type="left" style:position="5.1in"/>
          <style:tab-stop style:type="left" style:position="5.6in"/>
        </style:tab-stops>
      </style:paragraph-properties>
      <style:text-properties style:font-name="Arial" style:font-name-complex="Arial" style:font-style-complex="italic" fo:font-size="12pt" style:font-size-asian="12pt" style:font-size-complex="12pt" fo:language="en" fo:country="MY" fo:hyphenate="tru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list-style-name="LFO4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Paragraph" style:family="paragraph">
      <style:paragraph-properties style:line-height-at-least="0in" fo:margin-left="0.375in" fo:text-indent="-0.3125in">
        <style:tab-stops/>
      </style:paragraph-properties>
    </style:style>
    <style:style style:name="T14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41" style:parent-style-name="ListParagraph" style:family="paragraph">
      <style:paragraph-properties style:line-height-at-least="0in"/>
      <style:text-properties style:font-name="Arial" style:font-name-asian="Arial" style:font-name-complex="Arial" fo:font-size="12pt" style:font-size-asian="12pt" style:font-size-complex="12pt"/>
    </style:style>
    <style:style style:name="P142" style:parent-style-name="ListParagraph" style:family="paragraph">
      <style:paragraph-properties style:line-height-at-least="0in" fo:margin-left="0.0625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3" style:parent-style-name="Normal" style:family="paragraph">
      <style:paragraph-properties style:line-height-at-least="0in"/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44" style:parent-style-name="Normal" style:family="paragraph">
      <style:paragraph-properties style:line-height-at-least="0in" fo:margin-left="0.0555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5" style:parent-style-name="ListParagraph" style:family="paragraph">
      <style:paragraph-properties fo:margin-bottom="0in" fo:line-height="100%" fo:margin-left="0.3534in">
        <style:tab-stops/>
      </style:paragraph-properties>
      <style:text-properties style:font-name="Arial" style:font-name-complex="Arial" fo:font-size="12pt" style:font-size-asian="12pt" style:font-size-complex="12pt" fo:language="en" fo:country="MY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P1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 fo:language="en" fo:country="MY"/>
    </style:style>
    <style:style style:name="T155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  <style:style style:name="T156" style:parent-style-name="DefaultParagraphFont" style:family="text">
      <style:text-properties style:font-name="Arial" style:font-name-complex="Arial" fo:font-size="12pt" style:font-size-asian="12pt" style:font-size-complex="12pt" fo:language="en" fo:country="M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<text:s/></text:p>
          </table:table-cell>
          <table:table-cell table:style-name="TableCell9">
            <text:p text:style-name="P10">JAWAPAN</text:p>
          </table:table-cell>
          <table:table-cell table:style-name="TableCell11">
            <text:p text:style-name="P12">MARKAH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 table:number-columns-spanned="3">
            <text:p text:style-name="P17">BAHAGIAN A</text:p>
          </table:table-cell>
          <table:covered-table-cell/>
          <table:covered-table-cell/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list text:style-name="LFO1" text:continue-numbering="true">
              <text:list-item>
                <text:p text:style-name="P22"/>
              </text:list-item>
              <text:list-item>
                <text:p text:style-name="P23"/>
              </text:list-item>
              <text:list-item>
                <text:p text:style-name="P24"/>
              </text:list-item>
              <text:list-item>
                <text:p text:style-name="P25"/>
              </text:list-item>
              <text:list-item>
                <text:p text:style-name="P26"/>
              </text:list-item>
            </text:list>
          </table:table-cell>
          <table:table-cell table:style-name="TableCell27">
            <text:p text:style-name="P28">A<text:line-break/>D<text:line-break/>B<text:line-break/>C<text:line-break/>D</text:p>
          </table:table-cell>
          <table:table-cell table:style-name="TableCell29">
            <text:p text:style-name="P30">1</text:p>
            <text:p text:style-name="P31">1</text:p>
            <text:p text:style-name="P32">1</text:p>
            <text:p text:style-name="P33">1</text:p>
            <text:p text:style-name="P34">1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columns-spanned="3">
            <text:p text:style-name="P39">BAHAGIAN B</text:p>
          </table:table-cell>
          <table:covered-table-cell/>
          <table:covered-table-cell/>
          <table:table-cell table:style-name="TableCell40">
            <text:p text:style-name="P41"><text:span text:style-name="T42">D</text:span></text:p>
          </table:table-cell>
        </table:table-row>
        <table:table-row table:style-name="TableRow43">
          <table:table-cell table:style-name="TableCell44">
            <text:list text:style-name="LFO2" text:continue-numbering="true">
              <text:list-item>
                <text:p text:style-name="P45"/>
              </text:list-item>
            </text:list>
          </table:table-cell>
          <table:table-cell table:style-name="TableCell46">
            <text:p text:style-name="P47"><text:span text:style-name="T48">Jika ada pembaharuan pada kod sumber, pengaturcara boleh mengubah ia dengan memuat turun ke<text:s/></text:span><text:span text:style-name="T49">workspace</text:span><text:span text:style-name="T50"><text:s/></text:span><text:span text:style-name="T51">menggunakan arahan<text:s/></text:span><text:span text:style-name="T52">checkout</text:span><text:span text:style-name="T53">. Proses<text:s/></text:span><text:span text:style-name="T54">commit<text:s/></text:span><text:span text:style-name="T55">dan<text:s/></text:span><text:span text:style-name="T56">checkout<text:s/></text:span><text:span text:style-name="T57">berlaku hanya pada<text:s/></text:span><text:span text:style-name="T58">workspace<text:s/></text:span><text:span text:style-name="T59">dan<text:s/></text:span><text:span text:style-name="T60">local repository</text:span><text:span text:style-name="T61">.</text:span></text:p>
          </table:table-cell>
          <table:table-cell table:style-name="TableCell62">
            <text:p text:style-name="P63">1</text:p>
            <text:p text:style-name="P64">1</text:p>
            <text:p text:style-name="P65">1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list text:style-name="LFO2" text:continue-numbering="true">
              <text:list-item>
                <text:p text:style-name="P70"/>
              </text:list-item>
            </text:list>
          </table:table-cell>
          <table:table-cell table:style-name="TableCell71">
            <text:p text:style-name="P72">Local resipotory<text:s/></text:p>
            <text:p text:style-name="P73">umum</text:p>
            <text:p text:style-name="P74">Computer pengaturcara</text:p>
          </table:table-cell>
          <table:table-cell table:style-name="TableCell75">
            <text:p text:style-name="P76">1</text:p>
            <text:p text:style-name="P77">1</text:p>
            <text:p text:style-name="P78">1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list text:style-name="LFO2" text:continue-numbering="true">
              <text:list-item>
                <text:p text:style-name="P83"/>
              </text:list-item>
            </text:list>
          </table:table-cell>
          <table:table-cell table:style-name="TableCell84">
            <text:p text:style-name="P85"><text:bookmark-start text:name="_Hlk16552497"/><text:span text:style-name="T86">Pada<text:s/></text:span><text:span text:style-name="T87">remote</text:span><text:span text:style-name="T88"><text:s/>repository,<text:s/></text:span><text:span text:style-name="T89">mana-mana<text:s/></text:span><text:span text:style-name="T90">client</text:span><text:span text:style-name="T91"><text:s/></text:span><text:span text:style-name="T92">yang berhubung dengan<text:s/></text:span><text:span text:style-name="T93">remote<text:s/></text:span><text:span text:style-name="T94">boleh membuat<text:s/></text:span><text:span text:style-name="T95">capaian kod sumber yang telah di<text:s/></text:span><text:span text:style-name="T96">push<text:s/></text:span><text:span text:style-name="T97">ke<text:s/></text:span><text:span text:style-name="T98">remote repository</text:span><text:span text:style-name="T99">. Ia menjadi suatu gudang pengumpulan data dan tempat perkongsian kod sumber.<text:s/></text:span><text:span text:style-name="T100">Client<text:s/></text:span><text:span text:style-name="T101">boleh mendapatkan kod sumber dengan menggunakan arahan<text:s/></text:span><text:span text:style-name="T102">pull<text:s/></text:span><text:span text:style-name="T103">untuk memuat turun ke<text:s/></text:span><text:span text:style-name="T104">local repo<text:s/></text:span><text:span text:style-name="T105">masing-masing.</text:span><text:bookmark-end text:name="_Hlk16552497"/></text:p>
          </table:table-cell>
          <table:table-cell table:style-name="TableCell106">
            <text:p text:style-name="P107">1</text:p>
            <text:p text:style-name="P108">1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columns-spanned="3">
            <text:p text:style-name="P113"><text:span text:style-name="T114">BAHAGIAN C</text:span></text:p>
          </table:table-cell>
          <table:covered-table-cell/>
          <table:covered-table-cell/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list text:style-name="LFO3" text:continue-numbering="true">
              <text:list-item>
                <text:p text:style-name="P119"/>
              </text:list-item>
            </text:list>
          </table:table-cell>
          <table:table-cell table:style-name="TableCell120">
            <text:list text:style-name="LFO4" text:continue-numbering="true">
              <text:list-item>
                <text:p text:style-name="P121">Pull</text:p>
              </text:list-item>
              <text:list-item>
                <text:p text:style-name="P122">Push</text:p>
              </text:list-item>
              <text:list-item>
                <text:p text:style-name="P123">Check out</text:p>
              </text:list-item>
              <text:list-item>
                <text:p text:style-name="P124">Commit<text:s/></text:p>
              </text:list-item>
              <text:list-item>
                <text:p text:style-name="P125">Update<text:s/></text:p>
              </text:list-item>
            </text:list>
          </table:table-cell>
          <table:table-cell table:style-name="TableCell126">
            <text:p text:style-name="P127">1</text:p>
            <text:p text:style-name="P128">1</text:p>
            <text:p text:style-name="P129">1</text:p>
            <text:p text:style-name="P130">1</text:p>
            <text:p text:style-name="P131">1</text:p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list text:style-name="LFO4" text:continue-numbering="true">
              <text:list-item>
                <text:p text:style-name="P137"/>
              </text:list-item>
            </text:list>
          </table:table-cell>
          <table:table-cell table:style-name="TableCell138">
            <text:p text:style-name="P139"><text:span text:style-name="T140">Isu: pengguna tidak boleh menempah bilik yang sedang digunakan oleh pengguna lain</text:span></text:p>
            <text:p text:style-name="P141"/>
            <text:p text:style-name="P142">Pelan tindakan:<text:s/></text:p>
            <text:p text:style-name="P143"/>
            <text:p text:style-name="P144">*mana-mana jawapan yang bersesuaian<text:s/></text:p>
            <text:p text:style-name="P145"/>
          </table:table-cell>
          <table:table-cell table:style-name="TableCell146">
            <text:p text:style-name="P147">2</text:p>
            <text:p text:style-name="P148"/>
            <text:p text:style-name="P149"/>
            <text:p text:style-name="P150"/>
            <text:p text:style-name="P151"/>
            <text:p text:style-name="P152">3</text:p>
          </table:table-cell>
          <table:table-cell table:style-name="TableCell153">
            <text:p text:style-name="P154"/>
          </table:table-cell>
        </table:table-row>
      </table:table>
      <text:p text:style-name="Normal"><text:span text:style-name="T155"><text:tab/></text:span><text:span text:style-name="T15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ParagraphChar" style:display-name="List Paragraph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ra Mozi</meta:initial-creator>
    <dc:creator>H P</dc:creator>
    <meta:creation-date>2019-08-12T17:09:00Z</meta:creation-date>
    <dc:date>2019-08-19T04:58:00Z</dc:date>
    <meta:print-date>2019-08-19T04:51:00Z</meta:print-date>
    <meta:template xlink:href="Normal" xlink:type="simple"/>
    <meta:editing-cycles>5</meta:editing-cycles>
    <meta:editing-duration>PT840S</meta:editing-duration>
    <meta:document-statistic meta:page-count="1" meta:paragraph-count="1" meta:word-count="135" meta:character-count="904" meta:row-count="6" meta:non-whitespace-character-count="770"/>
  </office:meta>
</office:document-meta>
</file>